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AFT</text:p>
      <text:p text:style-name="Standard"/>
      <text:p text:style-name="P3">Image Acquisition on PixInsight</text:p>
      <text:p text:style-name="P3">Do we really need another tool for controlling cameras?</text:p>
      <text:p text:style-name="P3"/>
      <text:p text:style-name="Standard">I think it depends on whether or not you are happy and content with what you use today. <text:s/>Personally, I love a number of the tools that are available commercially. <text:s/>In fact, if it wasn't for Emanuele ( a PixInsighter) – I personally may have never thought of working on this. <text:s/>However, as I started to think through the project, I realized that I personally really wanted to use something like PixInsight for image acquiring. <text:s/></text:p>
      <text:p text:style-name="Standard"/>
      <text:p text:style-name="Standard">I use PixInsight for all of my image processing. <text:s/>I calibrate, register and integrate (stack) my images with PixInsight. <text:s/>I do not use anything else. <text:s/>Why?</text:p>
      <text:p text:style-name="Standard"/>
      <text:p text:style-name="Standard">If someone is looking for a 3 clicks and it is done approach to image processing – then PixInsight is not going to make you happy. <text:s/>But if you are someone who believes in extracting every ounce of data possible and not destroying the data in the processing – then PixInsight offers the most virtuous platform...It accomplished and continues to accomplish this with a couple of key features:</text:p>
      <text:list xml:id="list29531257" text:style-name="L1">
        <text:list-item>
          <text:p text:style-name="P1">Proper component / object oriented design to the core</text:p>
        </text:list-item>
        <text:list-item>
          <text:p text:style-name="P1">Scriptability</text:p>
        </text:list-item>
        <text:list-item>
          <text:p text:style-name="P1">Programmability</text:p>
        </text:list-item>
        <text:list-item>
          <text:p text:style-name="P1">Community </text:p>
        </text:list-item>
      </text:list>
      <text:p text:style-name="Standard"/>
      <text:p text:style-name="Standard"><text:s/>This allows PixInsight to be very fluid. <text:s/>It moves with the desires and philosophy of the users. <text:s/>This may seem like a peculiar way to describe a piece of software, but it reminds me very much of the text editor EMACS. <text:s/>*For those of you unaware of what EMACS is – it is basically one of 2 standard text editors that hackers / programmers / sysadmins have been using for over 30 years – vi being the other.*</text:p>
      <text:p text:style-name="Standard"/>
      <text:p text:style-name="Standard">Just like EMACS became more powerful as users contributed functionality – PixInsight becomes more powerful as various users have contributed things like Debayering or Masked Stretching! <text:s/>It has an organic growth model. <text:s/>This is a key factor to software being successful long term. <text:s text:c="3"/></text:p>
      <text:p text:style-name="Standard"/>
      <text:p text:style-name="Standard">Javascript – Juan got this completely right. <text:s/>Javascript is one of the few standards based languages that is really supported properly across many platforms and many environments. <text:s/>It is the lingua franca of web page development – which also means you will get a decent number of people that know the grammar and syntax.</text:p>
      <text:p text:style-name="Standard"/>
      <text:p text:style-name="Standard">Why such a focus on modularity?<text:tab/></text:p>
      <text:p text:style-name="Standard">Automation. <text:s/>At the end of the day, we are trying to piece together systems that make our imaging better, easier and more fun / fulfilling. <text:s/></text:p>
      <text:p text:style-name="Standard"/>
      <text:p text:style-name="Standard">Most people think of automation as a state of being – you are either automated or not automated. <text:s/>However, I tend to have a very different view of what automation is all about. </text:p>
      <text:p text:style-name="Standard"/>
      <text:p text:style-name="Standard">If you think about anything that you do as a repetitive task – it becomes apparent that eliminating repetition frees us to focus on the more important things. <text:s/>This is how we grow in the technology world. <text:s/>In fact, my word processing program that I am typing this article in auto-completes words and auto-corrects words as I type! <text:s/>This is a form of automation.</text:p>
      <text:p text:style-name="Standard"><text:soft-page-break/></text:p>
      <text:p text:style-name="Standard">So when it comes to image acquisition, I think that automation is really what we all are trying to do in some form. <text:s/>For some people, the act of image acquisition itself is a boring task. <text:s/>They would love to be able to click a button and have a stacked image 24 hours later. <text:s/>//Good luck with that :-)</text:p>
      <text:p text:style-name="Standard"/>
      <text:p text:style-name="Standard">For others, simple acquiring 5 images in a row with the same filter is sufficient automation. <text:s/>They are happy to manually change filters etc... and often times, they prefer the control this enables them. <text:s/></text:p>
      <text:p text:style-name="Standard"/>
      <text:p text:style-name="Standard">But even within the simplest of workflows, there are things that you will do over and over. <text:s text:c="2"/>These are the things from which you want to eliminate the potential for error. <text:s/></text:p>
      <text:p text:style-name="Standard"/>
      <text:p text:style-name="Standard">Since everyone has a different approach to data acquisition, it is key that we lay out an architecture that allows us to wire up the components in any way that a user might desire. <text:s/></text:p>
      <text:p text:style-name="Standard"/>
      <text:p text:style-name="Standard">This involves a lot investment in building an architecture that allows us to be fluid to the changing hardware and user workflows in the future and today.</text:p>
      <text:p text:style-name="Standard"/>
      <text:p text:style-name="Standard">ARCHITECTURE</text:p>
      <text:p text:style-name="Standard"/>
      <text:p text:style-name="Standard">First off, before we start discussing the architecture of Image Acquisition in PixInsight, let's ask ourselves a simple question:</text:p>
      <text:p text:style-name="Standard"><text:tab/>What is architecture in the context of software?</text:p>
      <text:p text:style-name="Standard"/>
      <text:p text:style-name="Standard">I'm sure that there is a very nice academic description of “Software Architecture” - however, I will probably always defer to a good friend of mine who describes Architecture as -</text:p>
      <text:p text:style-name="Standard"><text:tab/>The shit that is hard to change after you build it. <text:s/></text:p>
      <text:p text:style-name="Standard"/>
      <text:p text:style-name="Standard">Anytime I am concerned about making a coding decision that might affect my “software architecture” - I just ask myself - “Is this going to be hard to change? <text:s/>Will it need to change?”</text:p>
      <text:p text:style-name="Standard"/>
      <text:p text:style-name="Standard">Generally, this leads me to make pretty good decisions overall. <text:s/>It forces you to create systems that are more like PixInsight than like Photoshop. <text:s/>That is not an attack on Photoshop – but I guarantee you that the makers of Photoshop <text:s/>would build a different system today given a blank slate. <text:s/>In a lot of ways, PixInsight <text:span text:style-name="T1">is </text:span><text:span text:style-name="T2">a blank slate.</text:span></text:p>
      <text:p text:style-name="P2"/>
      <text:p text:style-name="P2">So how do we continue that theme with an Image Acquisition module?</text:p>
      <text:p text:style-name="Standard"/>
      <text:p text:style-name="Standard">The first thing I did was start to look at things like DBE and ACDNR – two of the more powerful processes in PixInsight. <text:s/>I studied their UIs and functionality. <text:s/></text:p>
      <text:p text:style-name="Standard"/>
      <text:p text:style-name="Standard">What is a “User driven environment”</text:p>
      <text:p text:style-name="Standard">We have a fairly unique landscape of users and demands...I've seen some that really like a button that allows them to toggle between 2 targets. <text:s/></text:p>
      <text:p text:style-name="Standard"/>
      <text:p text:style-name="Standard">Open Source</text:p>
      <text:p text:style-name="Standard">I was practically raised on Open Source. <text:s/>Most of what I've learned and know about computer science was learned in the open source community. <text:s/>I have not really contributed much...but this is an opportunity</text:p>
      <text:p text:style-name="Standard"/>
      <text:p text:style-name="Standard"><text:soft-page-break/></text:p>
      <text:p text:style-name="Standard">Why? <text:s/>For Free? <text:s/>Really?</text:p>
      <text:p text:style-name="Standard"/>
      <text:p text:style-name="Standard"/>
      <text:p text:style-name="Standard"/>
      <text:p text:style-name="Standard">Github – provide link to source</text:p>
      <text:p text:style-name="Standard"/>
      <text:p text:style-name="Standard"/>
      <text:p text:style-name="Standard">Screenshots (work in progress)</text:p>
      <text:p text:style-name="Standard"/>
      <text:p text:style-name="Standard"/>
      <text:p text:style-name="Standard">Open Driver Architecture – not a replacement for ASCOM. <text:s/></text:p>
      <text:p text:style-name="Standard"/>
      <text:p text:style-name="Standard"/>
      <text:p text:style-name="Standard">Why not just focus on ASCOM?</text:p>
      <text:p text:style-name="Standard">ASCOM is a really really awesome standard. <text:s/>However, it is not their objective to be cross platform. <text:s/>In fact, they have focused on providing universal access to devices on Windows operating systems. <text:s/>They have really succeeded in this endeavor, and I believe that on Windows operating systems, many of the PixInsight hardware drivers will be lightweight wrappers to ASCOM drivers! <text:s/>So in a lot of ways, ASCOM is a big part of what will drive the initial success of Image Acquisition in PixInsight. <text:s/></text:p>
      <text:p text:style-name="Standard"/>
      <text:p text:style-name="Standard">However, I don't believe that Windows is the only OS that people want to use. <text:s/>In fact, I am a big Mac user, and I would prefer to use OS X or Linux when in the field. <text:s/>I don't have anything against Windows, but my career has provided me with more expertise in UNIX based environments.</text:p>
      <text:p text:style-name="Standard"/>
      <text:p text:style-name="Standard">The hardware abstraction layer that PI Image Acquisition provides is strictly C++ based. <text:s/>I made this decision based on the fact that PixInsight is written in C++. <text:s/>I feel that it is more important to align with a given technology footprint in a given Ecosystem than to align with one's personal preferences. <text:s/>Since it is C++ based, this is also an area where the driver architecture is quite different than ASCOM. <text:s/>ASCOM provides access to hardware from 27 different programming languages on one family of operating systems. <text:s/>The PI hardware layer provides access to 3* different operating systems with two languages – C++ and Javascript. 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Raphael</meta:initial-creator>
    <meta:creation-date>2011-03-19T19:31:04.05</meta:creation-date>
    <dc:date>2011-03-20T09:42:10.98</dc:date>
    <dc:creator>David Raphael</dc:creator>
    <meta:editing-duration>PT01H14M42S</meta:editing-duration>
    <meta:editing-cycles>20</meta:editing-cycles>
    <meta:generator>OpenOffice.org/3.2$Win32 OpenOffice.org_project/320m18$Build-9502</meta:generator>
    <meta:document-statistic meta:table-count="0" meta:image-count="0" meta:object-count="0" meta:page-count="3" meta:paragraph-count="43" meta:word-count="1238" meta:character-count="7064"/>
  </office:meta>
</office:document-meta>
</file>